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P2" style:family="paragraph" style:parent-style-name="Header">
      <style:paragraph-properties fo:text-align="end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P3" style:family="paragraph" style:parent-style-name="Standard">
      <style:text-properties fo:font-size="2pt" officeooo:paragraph-rsid="027e9d6f" style:font-size-asian="1.75pt" style:font-size-complex="2pt"/>
    </style:style>
    <style:style style:name="P4" style:family="paragraph" style:parent-style-name="Standard">
      <style:text-properties fo:language="en" fo:country="GB" officeooo:rsid="019d9f3d" officeooo:paragraph-rsid="0262a30d"/>
    </style:style>
    <style:style style:name="P5" style:family="paragraph" style:parent-style-name="Standard">
      <style:text-properties fo:language="en" fo:country="GB" officeooo:rsid="019d9f3d" officeooo:paragraph-rsid="02a8d04a"/>
    </style:style>
    <style:style style:name="P6" style:family="paragraph" style:parent-style-name="Standard">
      <style:text-properties fo:language="en" fo:country="GB" officeooo:rsid="01ca0626" officeooo:paragraph-rsid="026edbca"/>
    </style:style>
    <style:style style:name="P7" style:family="paragraph" style:parent-style-name="Standard">
      <style:text-properties fo:language="en" fo:country="GB" officeooo:rsid="01ca0626" officeooo:paragraph-rsid="027b29c5"/>
    </style:style>
    <style:style style:name="P8" style:family="paragraph" style:parent-style-name="Standard">
      <style:text-properties fo:language="en" fo:country="GB" officeooo:rsid="01ae50ff" officeooo:paragraph-rsid="028fc5cb"/>
    </style:style>
    <style:style style:name="P9" style:family="paragraph" style:parent-style-name="Standard">
      <style:text-properties fo:language="en" fo:country="GB" officeooo:rsid="01ae50ff" officeooo:paragraph-rsid="02971a3f"/>
    </style:style>
    <style:style style:name="P10" style:family="paragraph" style:parent-style-name="Standard">
      <style:text-properties fo:language="en" fo:country="GB" officeooo:paragraph-rsid="0271fb31"/>
    </style:style>
    <style:style style:name="P11" style:family="paragraph" style:parent-style-name="Standard">
      <style:text-properties officeooo:paragraph-rsid="027d8b05"/>
    </style:style>
    <style:style style:name="P12" style:family="paragraph" style:parent-style-name="Footer">
      <style:text-properties fo:language="en" fo:country="US" officeooo:paragraph-rsid="027e9d6f"/>
    </style:style>
    <style:style style:name="P13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24259e4"/>
    </style:style>
    <style:style style:name="P14" style:family="paragraph" style:parent-style-name="Text_20_body">
      <style:text-properties fo:language="en" fo:country="GB" officeooo:rsid="01b5f3bb" officeooo:paragraph-rsid="027b29c5"/>
    </style:style>
    <style:style style:name="P15" style:family="paragraph" style:parent-style-name="Text_20_body">
      <style:text-properties fo:language="en" fo:country="GB" officeooo:paragraph-rsid="023b472f"/>
    </style:style>
    <style:style style:name="P16" style:family="paragraph" style:parent-style-name="Text_20_body">
      <style:text-properties fo:language="en" fo:country="GB" officeooo:rsid="01cbab9d" officeooo:paragraph-rsid="02971a3f"/>
    </style:style>
    <style:style style:name="P17" style:family="paragraph" style:parent-style-name="Text_20_body">
      <style:text-properties fo:language="en" fo:country="GB" officeooo:paragraph-rsid="01dd5d92"/>
    </style:style>
    <style:style style:name="P18" style:family="paragraph" style:parent-style-name="Text_20_body">
      <style:text-properties fo:language="en" fo:country="GB" officeooo:paragraph-rsid="01e59bd5"/>
    </style:style>
    <style:style style:name="P19" style:family="paragraph" style:parent-style-name="Text_20_body">
      <style:text-properties fo:language="en" fo:country="GB" officeooo:paragraph-rsid="026cdcf5"/>
    </style:style>
    <style:style style:name="P20" style:family="paragraph" style:parent-style-name="Text_20_body">
      <style:text-properties fo:language="en" fo:country="GB" officeooo:paragraph-rsid="027b4757"/>
    </style:style>
    <style:style style:name="P21" style:family="paragraph" style:parent-style-name="Text_20_body">
      <style:text-properties fo:language="en" fo:country="GB" officeooo:paragraph-rsid="02882ee2"/>
    </style:style>
    <style:style style:name="P22" style:family="paragraph" style:parent-style-name="Text_20_body">
      <style:text-properties fo:language="en" fo:country="GB" officeooo:rsid="01cbab9d" officeooo:paragraph-rsid="0206791c" fo:background-color="#ffff00"/>
    </style:style>
    <style:style style:name="P23" style:family="paragraph" style:parent-style-name="Text_20_body">
      <style:text-properties fo:language="en" fo:country="GB" officeooo:paragraph-rsid="028b25a8"/>
    </style:style>
    <style:style style:name="P24" style:family="paragraph" style:parent-style-name="Text_20_body">
      <style:text-properties fo:language="en" fo:country="GB" officeooo:paragraph-rsid="029789a6"/>
    </style:style>
    <style:style style:name="P25" style:family="paragraph" style:parent-style-name="Text_20_body">
      <style:text-properties fo:language="en" fo:country="GB" officeooo:paragraph-rsid="029b9f86"/>
    </style:style>
    <style:style style:name="P26" style:family="paragraph" style:parent-style-name="Text_20_body">
      <style:text-properties fo:language="en" fo:country="GB" officeooo:paragraph-rsid="02a8d04a"/>
    </style:style>
    <style:style style:name="P27" style:family="paragraph" style:parent-style-name="Text_20_body">
      <style:text-properties style:use-window-font-color="true" fo:language="en" fo:country="GB" officeooo:paragraph-rsid="026cdcf5"/>
    </style:style>
    <style:style style:name="P28" style:family="paragraph" style:parent-style-name="Text_20_body">
      <style:text-properties style:use-window-font-color="true" fo:language="en" fo:country="GB" officeooo:rsid="019d9f3d" officeooo:paragraph-rsid="02a8d04a"/>
    </style:style>
    <style:style style:name="P29" style:family="paragraph" style:parent-style-name="Text_20_body">
      <style:text-properties fo:language="en" fo:country="US" officeooo:rsid="00d3b397" officeooo:paragraph-rsid="02882ee2"/>
    </style:style>
    <style:style style:name="P30" style:family="paragraph" style:parent-style-name="Text_20_body">
      <style:text-properties fo:language="en" fo:country="US" officeooo:paragraph-rsid="028d3fc4"/>
    </style:style>
    <style:style style:name="P31" style:family="paragraph" style:parent-style-name="Text_20_body">
      <style:text-properties fo:language="en" fo:country="US" officeooo:paragraph-rsid="02971a3f"/>
    </style:style>
    <style:style style:name="P32" style:family="paragraph" style:parent-style-name="Text_20_body">
      <style:text-properties officeooo:paragraph-rsid="02971a3f"/>
    </style:style>
    <style:style style:name="P33" style:family="paragraph" style:parent-style-name="Text_20_body">
      <style:text-properties officeooo:paragraph-rsid="026edbca"/>
    </style:style>
    <style:style style:name="P34" style:family="paragraph" style:parent-style-name="Heading_20_2">
      <style:text-properties fo:language="en" fo:country="GB" officeooo:rsid="026982c7" officeooo:paragraph-rsid="026982c7"/>
    </style:style>
    <style:style style:name="P35" style:family="paragraph" style:parent-style-name="Heading_20_2">
      <style:text-properties fo:language="en" fo:country="GB" officeooo:rsid="026cdcf5" officeooo:paragraph-rsid="026cdcf5"/>
    </style:style>
    <style:style style:name="P36" style:family="paragraph" style:parent-style-name="Heading_20_2">
      <style:text-properties fo:language="en" fo:country="GB" officeooo:paragraph-rsid="0270620c"/>
    </style:style>
    <style:style style:name="P37" style:family="paragraph" style:parent-style-name="Heading_20_2">
      <style:text-properties fo:language="en" fo:country="GB" officeooo:paragraph-rsid="028638db"/>
    </style:style>
    <style:style style:name="P38" style:family="paragraph" style:parent-style-name="Heading_20_2">
      <style:text-properties fo:language="en" fo:country="GB" officeooo:rsid="01744d66" officeooo:paragraph-rsid="02971a3f"/>
    </style:style>
    <style:style style:name="P39" style:family="paragraph" style:parent-style-name="Heading_20_2">
      <style:text-properties fo:language="en" fo:country="GB" officeooo:rsid="02882ee2" officeooo:paragraph-rsid="029789a6"/>
    </style:style>
    <style:style style:name="P40" style:family="paragraph" style:parent-style-name="Heading_20_2">
      <style:text-properties fo:language="en" fo:country="US" officeooo:paragraph-rsid="02971a3f"/>
    </style:style>
    <style:style style:name="P41" style:family="paragraph" style:parent-style-name="Heading_20_1">
      <style:text-properties fo:language="en" fo:country="GB"/>
    </style:style>
    <style:style style:name="P42" style:family="paragraph" style:parent-style-name="Text_20_body">
      <style:text-properties fo:language="en" fo:country="GB" officeooo:rsid="02adccd0" officeooo:paragraph-rsid="02adccd0"/>
    </style:style>
    <style:style style:name="P43" style:family="paragraph" style:parent-style-name="Text_20_body">
      <style:text-properties fo:language="en" fo:country="GB" officeooo:paragraph-rsid="02af4841"/>
    </style:style>
    <style:style style:name="P44" style:family="paragraph" style:parent-style-name="Text_20_body">
      <style:text-properties fo:language="en" fo:country="GB" officeooo:paragraph-rsid="02b28010"/>
    </style:style>
    <style:style style:name="P45" style:family="paragraph" style:parent-style-name="Text_20_body">
      <style:text-properties fo:language="en" fo:country="GB" officeooo:rsid="02b5c0fd" officeooo:paragraph-rsid="02b7e993"/>
    </style:style>
    <style:style style:name="P46" style:family="paragraph" style:parent-style-name="Text_20_body">
      <style:text-properties officeooo:paragraph-rsid="02adccd0"/>
    </style:style>
    <style:style style:name="P47" style:family="paragraph" style:parent-style-name="Heading_20_2">
      <style:text-properties officeooo:rsid="02adccd0" officeooo:paragraph-rsid="02adccd0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fff46b" style:font-weight-asian="normal" style:font-weight-complex="normal"/>
    </style:style>
    <style:style style:name="T4" style:family="text">
      <style:text-properties fo:font-weight="normal" officeooo:rsid="005d23ef" style:font-weight-asian="normal" style:font-weight-complex="normal"/>
    </style:style>
    <style:style style:name="T5" style:family="text">
      <style:text-properties fo:font-weight="normal" officeooo:rsid="01a0b465" style:font-weight-asian="normal" style:font-weight-complex="normal"/>
    </style:style>
    <style:style style:name="T6" style:family="text">
      <style:text-properties fo:font-weight="normal" officeooo:rsid="01a50cff" style:font-weight-asian="normal" style:font-weight-complex="normal"/>
    </style:style>
    <style:style style:name="T7" style:family="text">
      <style:text-properties fo:font-weight="normal" officeooo:rsid="01a6d6b0" style:font-weight-asian="normal" style:font-weight-complex="normal"/>
    </style:style>
    <style:style style:name="T8" style:family="text">
      <style:text-properties fo:font-weight="normal" officeooo:rsid="01b915aa" style:font-weight-asian="normal" style:font-weight-complex="normal"/>
    </style:style>
    <style:style style:name="T9" style:family="text">
      <style:text-properties fo:font-weight="normal" officeooo:rsid="01bae9ee" style:font-weight-asian="normal" style:font-weight-complex="normal"/>
    </style:style>
    <style:style style:name="T10" style:family="text">
      <style:text-properties fo:font-weight="normal" officeooo:rsid="01be87fb" style:font-weight-asian="normal" style:font-weight-complex="normal"/>
    </style:style>
    <style:style style:name="T11" style:family="text">
      <style:text-properties fo:font-weight="normal" officeooo:rsid="01e1c175" style:font-weight-asian="normal" style:font-weight-complex="normal"/>
    </style:style>
    <style:style style:name="T12" style:family="text">
      <style:text-properties fo:font-weight="normal" officeooo:rsid="01ec17bf" style:font-weight-asian="normal" style:font-weight-complex="normal"/>
    </style:style>
    <style:style style:name="T13" style:family="text">
      <style:text-properties fo:font-weight="normal" officeooo:rsid="01ec3b45" style:font-weight-asian="normal" style:font-weight-complex="normal"/>
    </style:style>
    <style:style style:name="T14" style:family="text">
      <style:text-properties fo:font-weight="normal" officeooo:rsid="01edfbc4" style:font-weight-asian="normal" style:font-weight-complex="normal"/>
    </style:style>
    <style:style style:name="T15" style:family="text">
      <style:text-properties fo:font-weight="normal" officeooo:rsid="01ef15af" style:font-weight-asian="normal" style:font-weight-complex="normal"/>
    </style:style>
    <style:style style:name="T16" style:family="text">
      <style:text-properties fo:font-weight="normal" officeooo:rsid="01f23e38" style:font-weight-asian="normal" style:font-weight-complex="normal"/>
    </style:style>
    <style:style style:name="T17" style:family="text">
      <style:text-properties fo:font-weight="normal" officeooo:rsid="01f35faa" style:font-weight-asian="normal" style:font-weight-complex="normal"/>
    </style:style>
    <style:style style:name="T18" style:family="text">
      <style:text-properties fo:font-weight="normal" officeooo:rsid="01ef5b76" style:font-weight-asian="normal" style:font-weight-complex="normal"/>
    </style:style>
    <style:style style:name="T19" style:family="text">
      <style:text-properties fo:font-weight="normal" officeooo:rsid="01ca0626" style:font-weight-asian="normal" style:font-weight-complex="normal"/>
    </style:style>
    <style:style style:name="T20" style:family="text">
      <style:text-properties fo:font-weight="normal" officeooo:rsid="01a2a6a7" style:font-weight-asian="normal" style:font-weight-complex="normal"/>
    </style:style>
    <style:style style:name="T21" style:family="text">
      <style:text-properties fo:font-weight="normal" officeooo:rsid="026edbca" style:font-weight-asian="normal" style:font-weight-complex="normal"/>
    </style:style>
    <style:style style:name="T22" style:family="text">
      <style:text-properties fo:font-weight="normal" officeooo:rsid="02884b54" style:font-weight-asian="normal" style:font-weight-complex="normal"/>
    </style:style>
    <style:style style:name="T23" style:family="text">
      <style:text-properties fo:font-weight="normal" officeooo:rsid="028d3fc4" style:font-weight-asian="normal" style:font-weight-complex="normal"/>
    </style:style>
    <style:style style:name="T24" style:family="text">
      <style:text-properties fo:font-weight="normal" officeooo:rsid="028eebf9" style:font-weight-asian="normal" style:font-weight-complex="normal"/>
    </style:style>
    <style:style style:name="T25" style:family="text">
      <style:text-properties fo:font-weight="normal" officeooo:rsid="028fc5cb" style:font-weight-asian="normal" style:font-weight-complex="normal"/>
    </style:style>
    <style:style style:name="T26" style:family="text">
      <style:text-properties fo:font-weight="normal" officeooo:rsid="0294410f" style:font-weight-asian="normal" style:font-weight-complex="normal"/>
    </style:style>
    <style:style style:name="T27" style:family="text">
      <style:text-properties fo:font-weight="normal" officeooo:rsid="01aca09f" style:font-weight-asian="normal" style:font-weight-complex="normal"/>
    </style:style>
    <style:style style:name="T28" style:family="text">
      <style:text-properties fo:font-weight="normal" officeooo:rsid="02b14824" style:font-weight-asian="normal" style:font-weight-complex="normal"/>
    </style:style>
    <style:style style:name="T29" style:family="text">
      <style:text-properties fo:font-weight="normal" officeooo:rsid="02b2cda8" style:font-weight-asian="normal" style:font-weight-complex="normal"/>
    </style:style>
    <style:style style:name="T30" style:family="text">
      <style:text-properties fo:font-weight="normal" officeooo:rsid="02b2ee52" style:font-weight-asian="normal" style:font-weight-complex="normal"/>
    </style:style>
    <style:style style:name="T31" style:family="text">
      <style:text-properties fo:font-weight="normal" officeooo:rsid="02b43b2b" style:font-weight-asian="normal" style:font-weight-complex="normal"/>
    </style:style>
    <style:style style:name="T32" style:family="text">
      <style:text-properties fo:font-weight="normal" officeooo:rsid="02b6a813" style:font-weight-asian="normal" style:font-weight-complex="normal"/>
    </style:style>
    <style:style style:name="T33" style:family="text">
      <style:text-properties fo:font-weight="normal" officeooo:rsid="02b7e993" style:font-weight-asian="normal" style:font-weight-complex="normal"/>
    </style:style>
    <style:style style:name="T34" style:family="text">
      <style:text-properties fo:font-weight="normal" officeooo:rsid="02b863d5" style:font-weight-asian="normal" style:font-weight-complex="normal"/>
    </style:style>
    <style:style style:name="T35" style:family="text">
      <style:text-properties fo:font-weight="normal" officeooo:rsid="01be87fb" fo:background-color="#ffff00" loext:char-shading-value="0" style:font-weight-asian="normal" style:font-weight-complex="normal"/>
    </style:style>
    <style:style style:name="T36" style:family="text">
      <style:text-properties fo:font-weight="normal" officeooo:rsid="01be87fb" fo:background-color="#ffff00" loext:char-shading-value="0" style:font-weight-asian="normal" style:font-weight-complex="normal"/>
    </style:style>
    <style:style style:name="T37" style:family="text">
      <style:text-properties fo:font-weight="normal" officeooo:rsid="02b863d5" fo:background-color="#ffff00" loext:char-shading-value="0" style:font-weight-asian="normal" style:font-weight-complex="normal"/>
    </style:style>
    <style:style style:name="T38" style:family="text">
      <style:text-properties fo:font-weight="normal" officeooo:rsid="02b863d5" fo:background-color="#ffff00" loext:char-shading-value="0" style:font-weight-asian="normal" style:font-weight-complex="normal"/>
    </style:style>
    <style:style style:name="T39" style:family="text">
      <style:text-properties fo:font-weight="normal" officeooo:rsid="02b6a813" fo:background-color="#ffff00" loext:char-shading-value="0" style:font-weight-asian="normal" style:font-weight-complex="normal"/>
    </style:style>
    <style:style style:name="T40" style:family="text">
      <style:text-properties fo:font-weight="normal" officeooo:rsid="02b6a813" fo:background-color="#ffff00" loext:char-shading-value="0" style:font-weight-asian="normal" style:font-weight-complex="normal"/>
    </style:style>
    <style:style style:name="T41" style:family="text">
      <style:text-properties officeooo:rsid="027e9d6f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1a2a6a7" style:font-weight-asian="bold" style:font-weight-complex="bold"/>
    </style:style>
    <style:style style:name="T44" style:family="text">
      <style:text-properties fo:font-weight="bold" officeooo:rsid="01ecd187" style:font-weight-asian="bold" style:font-weight-complex="bold"/>
    </style:style>
    <style:style style:name="T45" style:family="text">
      <style:text-properties fo:font-weight="bold" officeooo:rsid="01bae9ee" style:font-weight-asian="bold" style:font-weight-complex="bold"/>
    </style:style>
    <style:style style:name="T46" style:family="text">
      <style:text-properties fo:font-weight="bold" officeooo:rsid="01e1c175" style:font-weight-asian="bold" style:font-weight-complex="bold"/>
    </style:style>
    <style:style style:name="T47" style:family="text">
      <style:text-properties fo:font-weight="bold" officeooo:rsid="01aedf89" style:font-weight-asian="bold" style:font-weight-complex="bold"/>
    </style:style>
    <style:style style:name="T48" style:family="text">
      <style:text-properties fo:font-weight="bold" officeooo:rsid="01a9daf3" style:font-weight-asian="bold" style:font-weight-complex="bold"/>
    </style:style>
    <style:style style:name="T49" style:family="text">
      <style:text-properties fo:font-weight="bold" officeooo:rsid="002c68fc" style:font-weight-asian="bold" style:font-weight-complex="bold"/>
    </style:style>
    <style:style style:name="T50" style:family="text">
      <style:text-properties fo:font-weight="bold" officeooo:rsid="019f4a05" style:font-weight-asian="bold" style:font-weight-complex="bold"/>
    </style:style>
    <style:style style:name="T51" style:family="text">
      <style:text-properties fo:font-weight="bold" officeooo:rsid="01d36b8d" style:font-weight-asian="bold" style:font-weight-complex="bold"/>
    </style:style>
    <style:style style:name="T52" style:family="text">
      <style:text-properties fo:font-weight="bold" officeooo:rsid="01aca09f" style:font-weight-asian="bold" style:font-weight-complex="bold"/>
    </style:style>
    <style:style style:name="T53" style:family="text">
      <style:text-properties fo:font-weight="bold" officeooo:rsid="0200b981" style:font-weight-asian="bold" style:font-weight-complex="bold"/>
    </style:style>
    <style:style style:name="T54" style:family="text">
      <style:text-properties fo:font-weight="bold" officeooo:rsid="01ae50ff" style:font-weight-asian="bold" style:font-weight-complex="bold"/>
    </style:style>
    <style:style style:name="T55" style:family="text">
      <style:text-properties fo:font-weight="bold" officeooo:rsid="0229efa2" style:font-weight-asian="bold" style:font-weight-complex="bold"/>
    </style:style>
    <style:style style:name="T56" style:family="text">
      <style:text-properties fo:font-weight="bold" officeooo:rsid="01ef15af" style:font-weight-asian="bold" style:font-weight-complex="bold"/>
    </style:style>
    <style:style style:name="T57" style:family="text">
      <style:text-properties fo:font-weight="bold" officeooo:rsid="01edfbc4" style:font-weight-asian="bold" style:font-weight-complex="bold"/>
    </style:style>
    <style:style style:name="T58" style:family="text">
      <style:text-properties fo:font-weight="bold" officeooo:rsid="01ec3b45" style:font-weight-asian="bold" style:font-weight-complex="bold"/>
    </style:style>
    <style:style style:name="T59" style:family="text">
      <style:text-properties fo:font-weight="bold" officeooo:rsid="01f23e38" style:font-weight-asian="bold" style:font-weight-complex="bold"/>
    </style:style>
    <style:style style:name="T60" style:family="text">
      <style:text-properties fo:font-weight="bold" officeooo:rsid="02884b54" style:font-weight-asian="bold" style:font-weight-complex="bold"/>
    </style:style>
    <style:style style:name="T61" style:family="text">
      <style:text-properties fo:font-weight="bold" officeooo:rsid="028a3423" style:font-weight-asian="bold" style:font-weight-complex="bold"/>
    </style:style>
    <style:style style:name="T62" style:family="text">
      <style:text-properties fo:font-weight="bold" officeooo:rsid="029a5e2d" style:font-weight-asian="bold" style:font-weight-complex="bold"/>
    </style:style>
    <style:style style:name="T63" style:family="text">
      <style:text-properties fo:font-weight="bold" officeooo:rsid="02a4a6d8" style:font-weight-asian="bold" style:font-weight-complex="bold"/>
    </style:style>
    <style:style style:name="T64" style:family="text">
      <style:text-properties fo:font-weight="bold" officeooo:rsid="028eebf9" style:font-weight-asian="bold" style:font-weight-complex="bold"/>
    </style:style>
    <style:style style:name="T65" style:family="text">
      <style:text-properties officeooo:rsid="019f4a05"/>
    </style:style>
    <style:style style:name="T66" style:family="text">
      <style:text-properties officeooo:rsid="01a0b465"/>
    </style:style>
    <style:style style:name="T67" style:family="text">
      <style:text-properties officeooo:rsid="003ab351"/>
    </style:style>
    <style:style style:name="T68" style:family="text">
      <style:text-properties officeooo:rsid="003b04c8"/>
    </style:style>
    <style:style style:name="T69" style:family="text">
      <style:text-properties officeooo:rsid="01a2a6a7"/>
    </style:style>
    <style:style style:name="T70" style:family="text">
      <style:text-properties officeooo:rsid="01a6d6b0"/>
    </style:style>
    <style:style style:name="T71" style:family="text">
      <style:text-properties officeooo:rsid="01a8b822"/>
    </style:style>
    <style:style style:name="T72" style:family="text">
      <style:text-properties officeooo:rsid="002c68fc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officeooo:rsid="009a3ca4"/>
    </style:style>
    <style:style style:name="T75" style:family="text">
      <style:text-properties style:use-window-font-color="true" officeooo:rsid="002c68fc"/>
    </style:style>
    <style:style style:name="T76" style:family="text">
      <style:text-properties style:use-window-font-color="true" officeooo:rsid="01c64a07"/>
    </style:style>
    <style:style style:name="T77" style:family="text">
      <style:text-properties style:use-window-font-color="true" fo:font-weight="bold" officeooo:rsid="01c64a07" style:font-weight-asian="bold" style:font-weight-complex="bold"/>
    </style:style>
    <style:style style:name="T78" style:family="text">
      <style:text-properties style:use-window-font-color="true" fo:font-weight="bold" officeooo:rsid="021922e3" style:font-weight-asian="bold" style:font-weight-complex="bold"/>
    </style:style>
    <style:style style:name="T79" style:family="text">
      <style:text-properties style:use-window-font-color="true" fo:font-weight="bold" officeooo:rsid="01c3e1e0" style:font-weight-asian="bold" style:font-weight-complex="bold"/>
    </style:style>
    <style:style style:name="T80" style:family="text">
      <style:text-properties style:use-window-font-color="true" fo:font-weight="bold" officeooo:rsid="0205c593" style:font-weight-asian="bold" style:font-weight-complex="bold"/>
    </style:style>
    <style:style style:name="T81" style:family="text">
      <style:text-properties style:use-window-font-color="true" fo:font-weight="bold" officeooo:rsid="004c9699" style:font-weight-asian="bold" style:font-weight-complex="bold"/>
    </style:style>
    <style:style style:name="T82" style:family="text">
      <style:text-properties style:use-window-font-color="true" fo:font-weight="bold" officeooo:rsid="004fb46e" style:font-weight-asian="bold" style:font-weight-complex="bold"/>
    </style:style>
    <style:style style:name="T83" style:family="text">
      <style:text-properties style:use-window-font-color="true" fo:font-weight="bold" officeooo:rsid="01a9daf3" style:font-weight-asian="bold" style:font-weight-complex="bold"/>
    </style:style>
    <style:style style:name="T84" style:family="text">
      <style:text-properties style:use-window-font-color="true" fo:font-weight="bold" officeooo:rsid="023ecfad" style:font-weight-asian="bold" style:font-weight-complex="bold"/>
    </style:style>
    <style:style style:name="T85" style:family="text">
      <style:text-properties style:use-window-font-color="true" fo:font-weight="bold" officeooo:rsid="023c6810" style:font-weight-asian="bold" style:font-weight-complex="bold"/>
    </style:style>
    <style:style style:name="T86" style:family="text">
      <style:text-properties style:use-window-font-color="true" fo:font-weight="bold" officeooo:rsid="0074c792" style:font-weight-asian="bold" style:font-weight-complex="bold"/>
    </style:style>
    <style:style style:name="T87" style:family="text">
      <style:text-properties style:use-window-font-color="true" fo:font-weight="bold" officeooo:rsid="00bc0794" style:font-weight-asian="bold" style:font-weight-complex="bold"/>
    </style:style>
    <style:style style:name="T88" style:family="text">
      <style:text-properties style:use-window-font-color="true" fo:font-weight="bold" officeooo:rsid="0173ca4b" style:font-weight-asian="bold" style:font-weight-complex="bold"/>
    </style:style>
    <style:style style:name="T89" style:family="text">
      <style:text-properties style:use-window-font-color="true" fo:font-weight="bold" officeooo:rsid="01769b26" style:font-weight-asian="bold" style:font-weight-complex="bold"/>
    </style:style>
    <style:style style:name="T90" style:family="text">
      <style:text-properties style:use-window-font-color="true" officeooo:rsid="01c3e1e0"/>
    </style:style>
    <style:style style:name="T91" style:family="text">
      <style:text-properties style:use-window-font-color="true" officeooo:rsid="021faade"/>
    </style:style>
    <style:style style:name="T92" style:family="text">
      <style:text-properties style:use-window-font-color="true" officeooo:rsid="021922e3"/>
    </style:style>
    <style:style style:name="T93" style:family="text">
      <style:text-properties style:use-window-font-color="true" officeooo:rsid="01d3684b"/>
    </style:style>
    <style:style style:name="T94" style:family="text">
      <style:text-properties style:use-window-font-color="true" officeooo:rsid="0205c593"/>
    </style:style>
    <style:style style:name="T95" style:family="text">
      <style:text-properties style:use-window-font-color="true" officeooo:rsid="004c9699"/>
    </style:style>
    <style:style style:name="T96" style:family="text">
      <style:text-properties style:use-window-font-color="true" officeooo:rsid="01ecd187"/>
    </style:style>
    <style:style style:name="T97" style:family="text">
      <style:text-properties style:use-window-font-color="true" officeooo:rsid="01a9daf3"/>
    </style:style>
    <style:style style:name="T98" style:family="text">
      <style:text-properties style:use-window-font-color="true" officeooo:rsid="004fb46e"/>
    </style:style>
    <style:style style:name="T99" style:family="text">
      <style:text-properties style:use-window-font-color="true" officeooo:rsid="01b1654a"/>
    </style:style>
    <style:style style:name="T100" style:family="text">
      <style:text-properties style:use-window-font-color="true" fo:font-weight="normal" officeooo:rsid="01a9daf3" style:font-weight-asian="normal" style:font-weight-complex="normal"/>
    </style:style>
    <style:style style:name="T101" style:family="text">
      <style:text-properties style:use-window-font-color="true" fo:font-weight="normal" officeooo:rsid="01f72f3f" style:font-weight-asian="normal" style:font-weight-complex="normal"/>
    </style:style>
    <style:style style:name="T102" style:family="text">
      <style:text-properties style:use-window-font-color="true" fo:font-weight="normal" officeooo:rsid="01bae9ee" style:font-weight-asian="normal" style:font-weight-complex="normal"/>
    </style:style>
    <style:style style:name="T103" style:family="text">
      <style:text-properties style:use-window-font-color="true" fo:font-weight="normal" officeooo:rsid="0237f699" style:font-weight-asian="normal" style:font-weight-complex="normal"/>
    </style:style>
    <style:style style:name="T104" style:family="text">
      <style:text-properties style:use-window-font-color="true" fo:font-weight="normal" officeooo:rsid="023c6810" style:font-weight-asian="normal" style:font-weight-complex="normal"/>
    </style:style>
    <style:style style:name="T105" style:family="text">
      <style:text-properties style:use-window-font-color="true" fo:font-weight="normal" officeooo:rsid="023b1555" style:font-weight-asian="normal" style:font-weight-complex="normal"/>
    </style:style>
    <style:style style:name="T106" style:family="text">
      <style:text-properties style:use-window-font-color="true" fo:font-weight="normal" officeooo:rsid="023ce76f" style:font-weight-asian="normal" style:font-weight-complex="normal"/>
    </style:style>
    <style:style style:name="T107" style:family="text">
      <style:text-properties style:use-window-font-color="true" fo:font-weight="normal" officeooo:rsid="023ecfad" style:font-weight-asian="normal" style:font-weight-complex="normal"/>
    </style:style>
    <style:style style:name="T108" style:family="text">
      <style:text-properties style:use-window-font-color="true" fo:font-weight="normal" officeooo:rsid="00318ed6" style:font-weight-asian="normal" style:font-weight-complex="normal"/>
    </style:style>
    <style:style style:name="T109" style:family="text">
      <style:text-properties style:use-window-font-color="true" fo:font-weight="normal" officeooo:rsid="002c7a2e" style:font-weight-asian="normal" style:font-weight-complex="normal"/>
    </style:style>
    <style:style style:name="T110" style:family="text">
      <style:text-properties style:use-window-font-color="true" fo:font-weight="normal" officeooo:rsid="0260bca2" style:font-weight-asian="normal" style:font-weight-complex="normal"/>
    </style:style>
    <style:style style:name="T111" style:family="text">
      <style:text-properties style:use-window-font-color="true" fo:font-weight="normal" officeooo:rsid="02a8d04a" style:font-weight-asian="normal" style:font-weight-complex="normal"/>
    </style:style>
    <style:style style:name="T112" style:family="text">
      <style:text-properties style:use-window-font-color="true" fo:font-weight="normal" officeooo:rsid="029a5e2d" style:font-weight-asian="normal" style:font-weight-complex="normal"/>
    </style:style>
    <style:style style:name="T113" style:family="text">
      <style:text-properties style:use-window-font-color="true" officeooo:rsid="0235c63c"/>
    </style:style>
    <style:style style:name="T114" style:family="text">
      <style:text-properties style:use-window-font-color="true" officeooo:rsid="02362a0f"/>
    </style:style>
    <style:style style:name="T115" style:family="text">
      <style:text-properties style:use-window-font-color="true" officeooo:rsid="019d9f3d"/>
    </style:style>
    <style:style style:name="T116" style:family="text">
      <style:text-properties style:use-window-font-color="true" officeooo:rsid="023b472f"/>
    </style:style>
    <style:style style:name="T117" style:family="text">
      <style:text-properties style:use-window-font-color="true" officeooo:rsid="021d625c"/>
    </style:style>
    <style:style style:name="T118" style:family="text">
      <style:text-properties style:use-window-font-color="true" officeooo:rsid="013faad5"/>
    </style:style>
    <style:style style:name="T119" style:family="text">
      <style:text-properties style:use-window-font-color="true" officeooo:rsid="00d900a0"/>
    </style:style>
    <style:style style:name="T120" style:family="text">
      <style:text-properties style:use-window-font-color="true" officeooo:rsid="027b4757"/>
    </style:style>
    <style:style style:name="T121" style:family="text">
      <style:text-properties style:use-window-font-color="true" officeooo:rsid="0273b587"/>
    </style:style>
    <style:style style:name="T122" style:family="text">
      <style:text-properties style:use-window-font-color="true" officeooo:rsid="027d8b05"/>
    </style:style>
    <style:style style:name="T123" style:family="text">
      <style:text-properties style:use-window-font-color="true" officeooo:rsid="027e2898"/>
    </style:style>
    <style:style style:name="T124" style:family="text">
      <style:text-properties style:use-window-font-color="true" fo:language="en" fo:country="US" officeooo:rsid="014d9878"/>
    </style:style>
    <style:style style:name="T125" style:family="text">
      <style:text-properties style:use-window-font-color="true" fo:language="en" fo:country="US" officeooo:rsid="01c64a07"/>
    </style:style>
    <style:style style:name="T126" style:family="text">
      <style:text-properties style:use-window-font-color="true" fo:language="en" fo:country="US" officeooo:rsid="0059de9a"/>
    </style:style>
    <style:style style:name="T127" style:family="text">
      <style:text-properties style:use-window-font-color="true" fo:language="en" fo:country="US" officeooo:rsid="01653cc0"/>
    </style:style>
    <style:style style:name="T128" style:family="text">
      <style:text-properties style:use-window-font-color="true" fo:language="en" fo:country="US" officeooo:rsid="0072ed61"/>
    </style:style>
    <style:style style:name="T129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130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131" style:family="text">
      <style:text-properties style:use-window-font-color="true" fo:language="en" fo:country="US" fo:font-weight="bold" officeooo:rsid="017d9916" style:font-weight-asian="bold" style:font-weight-complex="bold"/>
    </style:style>
    <style:style style:name="T132" style:family="text">
      <style:text-properties style:use-window-font-color="true" fo:language="en" fo:country="US" fo:font-weight="bold" officeooo:rsid="0059de9a" style:font-weight-asian="bold" style:font-weight-complex="bold"/>
    </style:style>
    <style:style style:name="T133" style:family="text">
      <style:text-properties style:use-window-font-color="true" fo:language="en" fo:country="US" officeooo:rsid="0162d931"/>
    </style:style>
    <style:style style:name="T134" style:family="text">
      <style:text-properties style:use-window-font-color="true" officeooo:rsid="014b0013"/>
    </style:style>
    <style:style style:name="T135" style:family="text">
      <style:text-properties style:use-window-font-color="true" officeooo:rsid="0059de9a"/>
    </style:style>
    <style:style style:name="T136" style:family="text">
      <style:text-properties style:use-window-font-color="true" officeooo:rsid="0074c792"/>
    </style:style>
    <style:style style:name="T137" style:family="text">
      <style:text-properties style:use-window-font-color="true" officeooo:rsid="0162d931"/>
    </style:style>
    <style:style style:name="T138" style:family="text">
      <style:text-properties style:use-window-font-color="true" officeooo:rsid="017d9916"/>
    </style:style>
    <style:style style:name="T139" style:family="text">
      <style:text-properties style:use-window-font-color="true" officeooo:rsid="0173ca4b"/>
    </style:style>
    <style:style style:name="T140" style:family="text">
      <style:text-properties style:use-window-font-color="true" officeooo:rsid="0179ee58"/>
    </style:style>
    <style:style style:name="T141" style:family="text">
      <style:text-properties style:use-window-font-color="true" officeooo:rsid="0180b0f0"/>
    </style:style>
    <style:style style:name="T142" style:family="text">
      <style:text-properties style:use-window-font-color="true" officeooo:rsid="0298d95d"/>
    </style:style>
    <style:style style:name="T143" style:family="text">
      <style:text-properties style:use-window-font-color="true" officeooo:rsid="02a8d04a"/>
    </style:style>
    <style:style style:name="T144" style:family="text">
      <style:text-properties style:use-window-font-color="true" officeooo:rsid="02abe217"/>
    </style:style>
    <style:style style:name="T145" style:family="text">
      <style:text-properties officeooo:rsid="01a9daf3"/>
    </style:style>
    <style:style style:name="T146" style:family="text">
      <style:text-properties officeooo:rsid="01ae50ff"/>
    </style:style>
    <style:style style:name="T147" style:family="text">
      <style:text-properties officeooo:rsid="01b5f3bb"/>
    </style:style>
    <style:style style:name="T148" style:family="text">
      <style:text-properties officeooo:rsid="01bf972e"/>
    </style:style>
    <style:style style:name="T149" style:family="text">
      <style:text-properties officeooo:rsid="01c64a07"/>
    </style:style>
    <style:style style:name="T150" style:family="text">
      <style:text-properties officeooo:rsid="01cbab9d"/>
    </style:style>
    <style:style style:name="T151" style:family="text">
      <style:text-properties officeooo:rsid="01aca09f"/>
    </style:style>
    <style:style style:name="T152" style:family="text">
      <style:text-properties officeooo:rsid="01d03af6"/>
    </style:style>
    <style:style style:name="T153" style:family="text">
      <style:text-properties officeooo:rsid="01d36b8d"/>
    </style:style>
    <style:style style:name="T154" style:family="text">
      <style:text-properties officeooo:rsid="01d71c07"/>
    </style:style>
    <style:style style:name="T155" style:family="text">
      <style:text-properties officeooo:rsid="01ecd187"/>
    </style:style>
    <style:style style:name="T156" style:family="text">
      <style:text-properties officeooo:rsid="0200b981"/>
    </style:style>
    <style:style style:name="T157" style:family="text">
      <style:text-properties officeooo:rsid="0223d127"/>
    </style:style>
    <style:style style:name="T158" style:family="text">
      <style:text-properties officeooo:rsid="00a91991"/>
    </style:style>
    <style:style style:name="T159" style:family="text">
      <style:text-properties officeooo:rsid="02444870"/>
    </style:style>
    <style:style style:name="T160" style:family="text">
      <style:text-properties fo:language="en" fo:country="GB"/>
    </style:style>
    <style:style style:name="T161" style:family="text">
      <style:text-properties fo:language="en" fo:country="GB" officeooo:rsid="019d9f3d"/>
    </style:style>
    <style:style style:name="T162" style:family="text">
      <style:text-properties fo:language="en" fo:country="GB" officeooo:rsid="01cbab9d"/>
    </style:style>
    <style:style style:name="T163" style:family="text">
      <style:text-properties fo:language="en" fo:country="GB" officeooo:rsid="01c64a07"/>
    </style:style>
    <style:style style:name="T164" style:family="text">
      <style:text-properties fo:language="en" fo:country="GB" fo:font-weight="bold" officeooo:rsid="0273b587" style:font-weight-asian="bold" style:font-weight-complex="bold"/>
    </style:style>
    <style:style style:name="T165" style:family="text">
      <style:text-properties fo:language="en" fo:country="GB" fo:font-weight="bold" officeooo:rsid="01b3b654" style:font-weight-asian="bold" style:font-weight-complex="bold"/>
    </style:style>
    <style:style style:name="T166" style:family="text">
      <style:text-properties fo:language="en" fo:country="GB" fo:font-weight="bold" officeooo:rsid="0274babb" style:font-weight-asian="bold" style:font-weight-complex="bold"/>
    </style:style>
    <style:style style:name="T167" style:family="text">
      <style:text-properties fo:language="en" fo:country="GB" fo:font-weight="bold" officeooo:rsid="027d8b05" style:font-weight-asian="bold" style:font-weight-complex="bold"/>
    </style:style>
    <style:style style:name="T168" style:family="text">
      <style:text-properties fo:language="en" fo:country="GB" fo:font-weight="bold" officeooo:rsid="01f85f6a" style:font-weight-asian="bold" style:font-weight-complex="bold"/>
    </style:style>
    <style:style style:name="T169" style:family="text">
      <style:text-properties fo:language="en" fo:country="GB" fo:font-weight="bold" officeooo:rsid="024b360e" style:font-weight-asian="bold" style:font-weight-complex="bold"/>
    </style:style>
    <style:style style:name="T170" style:family="text">
      <style:text-properties fo:language="en" fo:country="GB" fo:font-weight="bold" officeooo:rsid="01f9a967" style:font-weight-asian="bold" style:font-weight-complex="bold"/>
    </style:style>
    <style:style style:name="T171" style:family="text">
      <style:text-properties fo:language="en" fo:country="GB" fo:font-weight="bold" officeooo:rsid="02adccd0" style:font-weight-asian="bold" style:font-weight-complex="bold"/>
    </style:style>
    <style:style style:name="T172" style:family="text">
      <style:text-properties fo:language="en" fo:country="GB" officeooo:rsid="026b809f"/>
    </style:style>
    <style:style style:name="T173" style:family="text">
      <style:text-properties fo:language="en" fo:country="GB" officeooo:rsid="01b3b654"/>
    </style:style>
    <style:style style:name="T174" style:family="text">
      <style:text-properties fo:language="en" fo:country="GB" officeooo:rsid="0273b587"/>
    </style:style>
    <style:style style:name="T175" style:family="text">
      <style:text-properties fo:language="en" fo:country="GB" officeooo:rsid="0274babb"/>
    </style:style>
    <style:style style:name="T176" style:family="text">
      <style:text-properties fo:language="en" fo:country="GB" fo:font-weight="normal" style:font-weight-asian="normal" style:font-weight-complex="normal"/>
    </style:style>
    <style:style style:name="T177" style:family="text">
      <style:text-properties fo:language="en" fo:country="GB" fo:font-weight="normal" officeooo:rsid="01c64a07" style:font-weight-asian="normal" style:font-weight-complex="normal"/>
    </style:style>
    <style:style style:name="T178" style:family="text">
      <style:text-properties fo:language="en" fo:country="GB" fo:font-weight="normal" officeooo:rsid="01b3b654" style:font-weight-asian="normal" style:font-weight-complex="normal"/>
    </style:style>
    <style:style style:name="T179" style:family="text">
      <style:text-properties fo:language="en" fo:country="GB" fo:font-weight="normal" officeooo:rsid="027d8b05" style:font-weight-asian="normal" style:font-weight-complex="normal"/>
    </style:style>
    <style:style style:name="T180" style:family="text">
      <style:text-properties fo:language="en" fo:country="GB" fo:font-weight="normal" officeooo:rsid="01f9085a" style:font-weight-asian="normal" style:font-weight-complex="normal"/>
    </style:style>
    <style:style style:name="T181" style:family="text">
      <style:text-properties fo:language="en" fo:country="GB" fo:font-weight="normal" officeooo:rsid="01ca0626" style:font-weight-asian="normal" style:font-weight-complex="normal"/>
    </style:style>
    <style:style style:name="T182" style:family="text">
      <style:text-properties fo:language="en" fo:country="GB" fo:font-weight="normal" officeooo:rsid="022d77f3" style:font-weight-asian="normal" style:font-weight-complex="normal"/>
    </style:style>
    <style:style style:name="T183" style:family="text">
      <style:text-properties fo:language="en" fo:country="GB" fo:font-weight="normal" officeooo:rsid="01f9a967" style:font-weight-asian="normal" style:font-weight-complex="normal"/>
    </style:style>
    <style:style style:name="T184" style:family="text">
      <style:text-properties fo:language="en" fo:country="GB" fo:font-weight="normal" officeooo:rsid="022ac6f0" style:font-weight-asian="normal" style:font-weight-complex="normal"/>
    </style:style>
    <style:style style:name="T185" style:family="text">
      <style:text-properties fo:language="en" fo:country="GB" fo:font-weight="normal" officeooo:rsid="02a171b6" style:font-weight-asian="normal" style:font-weight-complex="normal"/>
    </style:style>
    <style:style style:name="T186" style:family="text">
      <style:text-properties fo:language="en" fo:country="GB" fo:font-weight="normal" officeooo:rsid="02266706" style:font-weight-asian="normal" style:font-weight-complex="normal"/>
    </style:style>
    <style:style style:name="T187" style:family="text">
      <style:text-properties fo:language="en" fo:country="GB" fo:font-weight="normal" officeooo:rsid="02a3753d" style:font-weight-asian="normal" style:font-weight-complex="normal"/>
    </style:style>
    <style:style style:name="T188" style:family="text">
      <style:text-properties fo:language="en" fo:country="GB" fo:font-weight="normal" officeooo:rsid="02adccd0" style:font-weight-asian="normal" style:font-weight-complex="normal"/>
    </style:style>
    <style:style style:name="T189" style:family="text">
      <style:text-properties fo:language="en" fo:country="GB" officeooo:rsid="02771ea5"/>
    </style:style>
    <style:style style:name="T190" style:family="text">
      <style:text-properties fo:language="en" fo:country="GB" officeooo:rsid="027d8b05"/>
    </style:style>
    <style:style style:name="T191" style:family="text">
      <style:text-properties fo:language="en" fo:country="GB" officeooo:rsid="028a3423"/>
    </style:style>
    <style:style style:name="T192" style:family="text">
      <style:text-properties fo:language="en" fo:country="GB" officeooo:rsid="01f85f6a"/>
    </style:style>
    <style:style style:name="T193" style:family="text">
      <style:text-properties fo:language="en" fo:country="GB" officeooo:rsid="0293a852"/>
    </style:style>
    <style:style style:name="T194" style:family="text">
      <style:text-properties officeooo:rsid="027b4757"/>
    </style:style>
    <style:style style:name="T195" style:family="text">
      <style:text-properties officeooo:rsid="028005d2"/>
    </style:style>
    <style:style style:name="T196" style:family="text">
      <style:text-properties officeooo:rsid="0283ff6b"/>
    </style:style>
    <style:style style:name="T197" style:family="text">
      <style:text-properties officeooo:rsid="008e6ad1"/>
    </style:style>
    <style:style style:name="T198" style:family="text">
      <style:text-properties officeooo:rsid="0293a852"/>
    </style:style>
    <style:style style:name="T199" style:family="text">
      <style:text-properties officeooo:rsid="017d9916"/>
    </style:style>
    <style:style style:name="T200" style:family="text">
      <style:text-properties officeooo:rsid="017e13e5"/>
    </style:style>
    <style:style style:name="T201" style:family="text">
      <style:text-properties officeooo:rsid="029a5e2d"/>
    </style:style>
    <style:style style:name="T202" style:family="text">
      <style:text-properties officeooo:rsid="02aa0c01"/>
    </style:style>
    <style:style style:name="T203" style:family="text">
      <style:text-properties officeooo:rsid="02b5a4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41" text:outline-level="1"><text:span text:style-name="T195">Lino </text:span>Maintenance Agreement</text:h>
      <text:p text:style-name="P4">(<text:sequence text:ref-name="refStep0" text:name="Step" style:num-format="1">1</text:sequence>) This <text:span text:style-name="T198">is a Service Level Agreement </text:span>between <text:span text:style-name="T42">Rumma &amp; Ko</text:span> as Maintainer and <text:span text:style-name="T42">[...]</text:span> as <text:span text:style-name="T2">Client</text:span>.</text:p>
      <text:p text:style-name="P11"><text:span text:style-name="T163">(</text:span><text:span text:style-name="T163"><text:sequence text:ref-name="refStep1" text:name="Step" text:formula="ooow:Step+1" style:num-format="1">2</text:sequence></text:span><text:span text:style-name="T163">) </text:span><text:span text:style-name="T193">Summary: </text:span><text:span text:style-name="T163">The Maintainer </text:span><text:span text:style-name="T176">installs</text:span><text:span text:style-name="T160"> </text:span><text:span text:style-name="T190">a </text:span><text:span text:style-name="T174">software </text:span><text:span text:style-name="T160">application </text:span><text:span text:style-name="T174">named </text:span><text:span text:style-name="T164">[...]</text:span><text:span text:style-name="T174"> </text:span><text:span text:style-name="T172">(„A</text:span><text:span text:style-name="T161">pplication“</text:span><text:span text:style-name="T173">) on a </text:span><text:span text:style-name="T178">server</text:span><text:span text:style-name="T173"> provided by the Client </text:span><text:span text:style-name="T189">and </text:span><text:span text:style-name="T175">ensures </text:span><text:span text:style-name="T166">maintenance </text:span><text:span text:style-name="T167">and </text:span><text:span text:style-name="T165">support </text:span><text:span text:style-name="T179">for </text:span><text:span text:style-name="T189">this </text:span><text:span text:style-name="T174">Application</text:span><text:span text:style-name="T177"> </text:span><text:span text:style-name="T179">as detailed below.</text:span></text:p>
      <text:p text:style-name="P34">Support</text:p>
      <text:p text:style-name="P10"><text:span text:style-name="T149">(</text:span><text:span text:style-name="T149"><text:sequence text:ref-name="refStep2" text:name="Step" text:formula="ooow:Step+1" style:num-format="1">3</text:sequence></text:span><text:span text:style-name="T149">) The Maintainer </text:span><text:span text:style-name="T50">supports </text:span><text:span text:style-name="T65">the Client with using the App­lica­tion by answering, within a reasonable time frame, any questions and problems reported by the Client</text:span><text:span text:style-name="T75">.</text:span></text:p>
      <text:p text:style-name="P26"><text:span text:style-name="T90">(</text:span><text:span text:style-name="T90"><text:sequence text:ref-name="refStep3" text:name="Step" text:formula="ooow:Step+1" style:num-format="1">4</text:sequence></text:span><text:span text:style-name="T90">) The Client centralizes communication with the Main</text:span><text:span text:style-name="T143">­</text:span><text:span text:style-name="T90">tai</text:span><text:span text:style-name="T143">­</text:span><text:span text:style-name="T90">ner through </text:span><text:span text:style-name="T93">a single</text:span><text:span text:style-name="T90"> </text:span><text:span text:style-name="T79">contact person</text:span>.</text:p>
      <text:p text:style-name="P28"><text:span text:style-name="T145">(</text:span><text:span text:style-name="T145"><text:sequence text:ref-name="refStep4" text:name="Step" text:formula="ooow:Step+1" style:num-format="1">5</text:sequence></text:span><text:span text:style-name="T145">) The Client a</text:span>nswer<text:span text:style-name="T72">s</text:span> to <text:span text:style-name="T42">callback question</text:span><text:span text:style-name="T47">s</text:span><text:span text:style-name="T42"> </text:span><text:span text:style-name="T72">from the Maintainer and p</text:span>rovide<text:span text:style-name="T72">s</text:span> any information needed to solve <text:span text:style-name="T72">the </text:span>problem <text:span text:style-name="T72">to the best of their ability.</text:span></text:p>
      <text:p text:style-name="P5"><text:span text:style-name="T149">(</text:span><text:span text:style-name="T149"><text:sequence text:ref-name="refStep5" text:name="Step" text:formula="ooow:Step+1" style:num-format="1">6</text:sequence></text:span><text:span text:style-name="T149">) </text:span><text:span text:style-name="T76">Support </text:span><text:span text:style-name="T77">is limited </text:span><text:span text:style-name="T76">to questions and problems </text:span><text:span text:style-name="T122">about </text:span><text:span text:style-name="T76">the Application. </text:span><text:span text:style-name="T143">Support </text:span><text:span text:style-name="T111">covers all aspects of the Appli­ca­tion, including </text:span><text:span text:style-name="T76">every-day usage, con­figur</text:span><text:span text:style-name="T121">ation</text:span><text:span text:style-name="T76">, diagnosing problems, planning </text:span><text:span text:style-name="T121">and deploying optimizations and </text:span><text:span text:style-name="T76">new features</text:span><text:span text:style-name="T143">.</text:span></text:p>
      <text:p text:style-name="P19"><text:span text:style-name="T90">(</text:span><text:span text:style-name="T90"><text:sequence text:ref-name="refStep6" text:name="Step" text:formula="ooow:Step+1" style:num-format="1">7</text:sequence></text:span><text:span text:style-name="T90">) The Client is responsible for </text:span><text:span text:style-name="T79">training</text:span><text:span text:style-name="T90"> </text:span><text:span text:style-name="T94">any </text:span><text:span text:style-name="T90">other users and writing </text:span><text:span text:style-name="T80">end-user </text:span><text:span text:style-name="T79">documentation</text:span><text:span text:style-name="T90">.</text:span></text:p>
      <text:p text:style-name="P27"><text:span text:style-name="T145">(</text:span><text:span text:style-name="T145"><text:sequence text:ref-name="refStep7" text:name="Step" text:formula="ooow:Step+1" style:num-format="1">8</text:sequence></text:span><text:span text:style-name="T145">) The Client </text:span><text:span text:style-name="T48">r</text:span><text:span text:style-name="T42">eport</text:span><text:span text:style-name="T49">s</text:span><text:span text:style-name="T42"> </text:span><text:span text:style-name="T49">problems </text:span><text:span text:style-name="T72">concerning the Applica­tion as soon as possible.</text:span></text:p>
      <text:p text:style-name="P23"><text:span text:style-name="T95">(</text:span><text:span text:style-name="T95"><text:sequence text:ref-name="refStep8" text:name="Step" text:formula="ooow:Step+1" style:num-format="1">9</text:sequence></text:span><text:span text:style-name="T95">) The Client uses the </text:span><text:span text:style-name="T96">A</text:span><text:span text:style-name="T97">pplication </text:span><text:span text:style-name="T95">in </text:span><text:span text:style-name="T81">good will</text:span><text:span text:style-name="T82"> </text:span><text:span text:style-name="T98">as agreed with </text:span><text:span text:style-name="T99">the </text:span><text:span text:style-name="T98">Maintainer.</text:span></text:p>
      <text:p text:style-name="Heading_20_2">Maintenance</text:p>
      <text:p text:style-name="P7">(<text:sequence text:ref-name="refStep9" text:name="Step" text:formula="ooow:Step+1" style:num-format="1">10</text:sequence>) The Maintainer <text:span text:style-name="T51">maintains</text:span><text:span text:style-name="T153"> and </text:span>changes <text:span text:style-name="T152">the source </text:span>code <text:span text:style-name="T151">of the Application as needed.</text:span></text:p>
      <text:p text:style-name="P7">(<text:sequence text:ref-name="refStep10" text:name="Step" text:formula="ooow:Step+1" style:num-format="1">11</text:sequence>) The Maintainer <text:span text:style-name="T54">install</text:span><text:span text:style-name="T42">s</text:span><text:span text:style-name="T146"> </text:span>new versions of the Applica<text:span text:style-name="T202">­</text:span>tion onto the <text:span text:style-name="T154">s</text:span>erver provided by the Client <text:span text:style-name="T153">and cares about </text:span><text:span text:style-name="T51">mi­grating</text:span><text:span text:style-name="T153"> the Client's databases.</text:span></text:p>
      <text:p text:style-name="P7">(<text:sequence text:ref-name="refStep11" text:name="Step" text:formula="ooow:Step+1" style:num-format="1">12</text:sequence>) The Maintainer <text:span text:style-name="T155">maintains and runs </text:span><text:span text:style-name="T44">automated tests</text:span><text:span text:style-name="T155"> in order to constantly increase stability and decrease the need for manual testing by humans.</text:span></text:p>
      <text:p text:style-name="P14"><text:span text:style-name="T9">(</text:span><text:span text:style-name="T9"><text:sequence text:ref-name="refStep12" text:name="Step" text:formula="ooow:Step+1" style:num-format="1">13</text:sequence></text:span><text:span text:style-name="T9">) </text:span><text:span text:style-name="T12">The </text:span><text:span text:style-name="T21">Maintainer </text:span><text:span text:style-name="T14">performs </text:span><text:span text:style-name="T56">basic </text:span><text:span text:style-name="T57">manual </text:span><text:span text:style-name="T58">test</text:span><text:span text:style-name="T57">s </text:span><text:span text:style-name="T14">on</text:span><text:span text:style-name="T13"> new ver­sions of the Application </text:span><text:span text:style-name="T15">in order to avoid </text:span><text:span text:style-name="T16"><text:s/>prob</text:span><text:span text:style-name="T29">­</text:span><text:span text:style-name="T16">lems </text:span><text:span text:style-name="T29">like </text:span><text:span text:style-name="T17">data loss, </text:span><text:span text:style-name="T16">data leaking </text:span><text:span text:style-name="T29">or </text:span><text:span text:style-name="T30">server failure</text:span><text:span text:style-name="T31">s</text:span><text:span text:style-name="T15">.</text:span></text:p>
      <text:p text:style-name="P14"><text:span text:style-name="T9">(</text:span><text:span text:style-name="T9"><text:sequence text:ref-name="refStep13" text:name="Step" text:formula="ooow:Step+1" style:num-format="1">14</text:sequence></text:span><text:span text:style-name="T9">) </text:span><text:span text:style-name="T12">The </text:span><text:span text:style-name="T13">Client </text:span><text:span text:style-name="T14">performs </text:span><text:span text:style-name="T63">thorough </text:span><text:span text:style-name="T57">manual </text:span><text:span text:style-name="T58">test</text:span><text:span text:style-name="T57">s </text:span><text:span text:style-name="T14">on</text:span><text:span text:style-name="T13"> new versions of the Application.</text:span></text:p>
      <text:p text:style-name="P47">Intellectual property</text:p>
      <text:p text:style-name="P46"><text:span text:style-name="T181">(</text:span><text:span text:style-name="T181"><text:sequence text:ref-name="refStep41" text:name="Step" text:formula="ooow:Step+1" style:num-format="1">15</text:sequence></text:span><text:span text:style-name="T181">) </text:span><text:span text:style-name="T188">All code written for this project is published as </text:span><text:span text:style-name="T171">Free Software </text:span><text:span text:style-name="T188">under AGPL or BSD licenses.</text:span></text:p>
      <text:p text:style-name="P33"><text:span text:style-name="T181">(</text:span><text:span text:style-name="T181"><text:sequence text:ref-name="refStep14" text:name="Step" text:formula="ooow:Step+1" style:num-format="1">16</text:sequence></text:span><text:span text:style-name="T181">) The Maintainer </text:span><text:span text:style-name="T169">reuses </text:span><text:span text:style-name="T170">knowledge </text:span><text:span text:style-name="T182">from </text:span><text:span text:style-name="T183">other </text:span><text:span text:style-name="T184">Free Software </text:span><text:span text:style-name="T183">projects </text:span><text:span text:style-name="T185">for</text:span><text:span text:style-name="T183"> this project when applicable. </text:span><text:span text:style-name="T186">If the integration needs work </text:span><text:span text:style-name="T187">on these other projects</text:span><text:span text:style-name="T186">, then the Client must pay for this time.</text:span></text:p>
      <text:p text:style-name="P6">(<text:sequence text:ref-name="refStep15" text:name="Step" text:formula="ooow:Step+1" style:num-format="1">17</text:sequence>) The Maintainer <text:span text:style-name="T156">takes care of </text:span><text:span text:style-name="T53">shar</text:span><text:span text:style-name="T55">ing</text:span><text:span text:style-name="T156"> the knowledge ob­tained from this project with other developers. This in­cludes </text:span><text:span text:style-name="T52">publish</text:span><text:span text:style-name="T55">ing</text:span><text:span text:style-name="T151"> the source </text:span>code <text:span text:style-name="T151">of the Application as </text:span><text:span text:style-name="T27">Free Software </text:span><text:span text:style-name="T151">on a public code repository, writing under­standable code and technical documentation. The Client agrees to pay for the minimal required effort involved in the sharing pro­cess.</text:span></text:p>
      <text:p text:style-name="P35"><text:span text:style-name="T74">T</text:span><text:span text:style-name="T73">he Server</text:span></text:p>
      <text:p text:style-name="P24"><text:span text:style-name="T90">(</text:span><text:span text:style-name="T90"><text:sequence text:ref-name="refStep16" text:name="Step" text:formula="ooow:Step+1" style:num-format="1">18</text:sequence></text:span><text:span text:style-name="T90">) The Client </text:span><text:span text:style-name="T123">set</text:span><text:span text:style-name="T142">s</text:span><text:span text:style-name="T123"> </text:span><text:span text:style-name="T91">up </text:span><text:span text:style-name="T92">a </text:span><text:span text:style-name="T78">server</text:span><text:span text:style-name="T92"> on which the Application </text:span><text:span text:style-name="T91">is to </text:span><text:span text:style-name="T92">run. </text:span></text:p>
      <text:p text:style-name="P25"><text:span text:style-name="T90">(</text:span><text:span text:style-name="T90"><text:sequence text:ref-name="refStep17" text:name="Step" text:formula="ooow:Step+1" style:num-format="1">19</text:sequence></text:span><text:span text:style-name="T90">) </text:span><text:span text:style-name="T117">The </text:span><text:span text:style-name="T123">S</text:span><text:span text:style-name="T92">erver </text:span><text:span text:style-name="T117">must meet the following requirements</text:span><text:span text:style-name="T92">. <text:s/></text:span><text:span text:style-name="T117">It </text:span><text:span text:style-name="T92">must run a stable Debian operating system. </text:span><text:span text:style-name="T117">It <text:s/>must </text:span><text:span text:style-name="T92">be accessible by the Maintainer through a secured connection (ssh) </text:span><text:span text:style-name="T113">with </text:span><text:span text:style-name="T114">all per­missions required for the Maintainer's work.</text:span></text:p>
      <text:p text:style-name="P43"><text:span text:style-name="T102">(</text:span><text:span text:style-name="T102"><text:sequence text:ref-name="refStep18" text:name="Step" text:formula="ooow:Step+1" style:num-format="1">20</text:sequence></text:span><text:span text:style-name="T102">) </text:span><text:span text:style-name="T103">The Client is responsible for the </text:span><text:span text:style-name="T84">system </text:span><text:span text:style-name="T85">administra­tion </text:span><text:span text:style-name="T104">of this server, including </text:span><text:span text:style-name="T103">avail</text:span><text:span text:style-name="T110">a</text:span><text:span text:style-name="T103">bility, reliability, perform­ance and security. </text:span><text:span text:style-name="T105">The Client may </text:span><text:span text:style-name="T106">delegate </text:span><text:span text:style-name="T107">this responsib­ility </text:span><text:span text:style-name="T105">to a third-party hosting </text:span><text:span text:style-name="T112">provider</text:span><text:span text:style-name="T105">.</text:span></text:p>
      <text:p text:style-name="P15">(<text:sequence text:ref-name="refStep19" text:name="Step" text:formula="ooow:Step+1" style:num-format="1">21</text:sequence>) <text:span text:style-name="T201">The Client or their hosting provider </text:span><text:span text:style-name="T62">assist </text:span><text:span text:style-name="T42">the Maintainer </text:span>for<text:span text:style-name="T115"> </text:span><text:span text:style-name="T142">questions </text:span><text:span text:style-name="T115">related to the integration of the </text:span><text:span text:style-name="T116">A</text:span><text:span text:style-name="T115">pplication </text:span><text:span text:style-name="T116">in</text:span><text:span text:style-name="T115">to the </text:span><text:span text:style-name="T116">server system</text:span><text:span text:style-name="T115">, includ­ing but not limited to configuration of mail transfer agent, database and web server.</text:span></text:p>
      <text:p text:style-name="P39">The Data</text:p>
      <text:p text:style-name="P29"><text:span text:style-name="T76">(</text:span><text:span text:style-name="T76"><text:sequence text:ref-name="refStep20" text:name="Step" text:formula="ooow:Step+1" style:num-format="1">22</text:sequence></text:span><text:span text:style-name="T76">) </text:span><text:span text:style-name="T73">The Client remains owner of the data </text:span><text:span text:style-name="T118">stored </text:span><text:span text:style-name="T120">in </text:span><text:span text:style-name="T118">the </text:span><text:span text:style-name="T120">databases</text:span><text:span text:style-name="T73">. </text:span><text:span text:style-name="T119">The Maintainer has no permission whatso</text:span><text:span text:style-name="T144">­</text:span><text:span text:style-name="T119">ever of using it.</text:span></text:p>
      <text:p text:style-name="P21"><text:span text:style-name="T70">(</text:span><text:span text:style-name="T70"><text:sequence text:ref-name="refStep21" text:name="Step" text:formula="ooow:Step+1" style:num-format="1">23</text:sequence></text:span><text:span text:style-name="T70">) T</text:span>he <text:span text:style-name="T5">Client </text:span><text:span text:style-name="T7">m</text:span>ay provide certain infor<text:span text:style-name="T67">­</text:span>ma<text:span text:style-name="T67">­</text:span>tion to the <text:span text:style-name="T5">Maintainer </text:span>that is and must be kept confidential.</text:p>
      <text:p text:style-name="P20">(<text:sequence text:ref-name="refStep22" text:name="Step" text:formula="ooow:Step+1" style:num-format="1">24</text:sequence>) The <text:span text:style-name="T2">Confidential Information </text:span>to be disclosed can be described as and in­cludes (a) passwords for accessing <text:span text:style-name="T194">the Server and</text:span> (<text:span text:style-name="T66">b</text:span>) the database content <text:span text:style-name="T194">produced and maintained by the Application.</text:span></text:p>
      <text:p text:style-name="P18"><text:span text:style-name="T69">(</text:span><text:span text:style-name="T69"><text:sequence text:ref-name="refStep23" text:name="Step" text:formula="ooow:Step+1" style:num-format="1">25</text:sequence></text:span><text:span text:style-name="T69">) The </text:span><text:span text:style-name="T20">Confidential Information </text:span><text:span text:style-name="T69">does </text:span><text:span text:style-name="T43">not </text:span><text:span text:style-name="T69">include the Applica­tion itself (source code, documentation, business processes and database schema de­scription).</text:span></text:p>
      <text:p text:style-name="P17">(<text:sequence text:ref-name="refStep24" text:name="Step" text:formula="ooow:Step+1" style:num-format="1">26</text:sequence>) To ensure the pro<text:span text:style-name="T67">­</text:span>tec<text:span text:style-name="T67">­</text:span>tion of such information, and to preserve any confidentiality, <text:span text:style-name="T71">t</text:span>he <text:span text:style-name="T66">Maintainer </text:span>shall limit disclos­ure of <text:span text:style-name="T147">C</text:span>onfidential Information within its own organization to its directors, employees and/or in­dependent contractors (collec<text:span text:style-name="T68">­</text:span>tively referred to as “affiliates”) having a need to know. The <text:span text:style-name="T66">Maintainer </text:span>and affiliates will not disclose the con­fidential information obtained from the <text:span text:style-name="T66">Client </text:span>unless re­quired to do so by law.</text:p>
      <text:p text:style-name="P17"><text:soft-page-break/>(<text:sequence text:ref-name="refStep25" text:name="Step" text:formula="ooow:Step+1" style:num-format="1">27</text:sequence>) This <text:span text:style-name="T66">A</text:span>greement imposes no obligation upon <text:span text:style-name="T148">the Maintainer </text:span>with respect to any <text:span text:style-name="T147">C</text:span>onfidential Information (a) that was in <text:span text:style-name="T66">Maintainer</text:span>’s possession before receipt from <text:span text:style-name="T71">Client</text:span>; (b) is or becomes a matter of public know<text:span text:style-name="T203">­</text:span>ledge through no fault of <text:span text:style-name="T66">Maintainer</text:span>; (c) is rightfully received by <text:span text:style-name="T66">Maintainer </text:span>from a third party not owing a duty of confidentiality to the <text:span text:style-name="T71">Client</text:span>; (d) is disclosed without a duty of confi­dentiality to a third party by, or with the authorization of, <text:span text:style-name="T71">Client</text:span>; or (e) is inde­pendently derived by <text:span text:style-name="T71">Maintainer</text:span>.</text:p>
      <text:p text:style-name="P38">Service reports</text:p>
      <text:p text:style-name="P9">(<text:sequence text:ref-name="refStep26" text:name="Step" text:formula="ooow:Step+1" style:num-format="1">28</text:sequence>) The Maintainer <text:span text:style-name="T196">writes detailed </text:span><text:span text:style-name="T59">service </text:span><text:span text:style-name="T42">report</text:span><text:span text:style-name="T61">s</text:span> <text:span text:style-name="T150">show­ing the work they invested into the project.</text:span></text:p>
      <text:p text:style-name="P32"><text:span text:style-name="T162">(</text:span><text:span text:style-name="T162"><text:sequence text:ref-name="refStep27" text:name="Step" text:formula="ooow:Step+1" style:num-format="1">29</text:sequence></text:span><text:span text:style-name="T162">) </text:span><text:span text:style-name="T191">Any reported work done by the </text:span><text:span text:style-name="T162">Maintainer</text:span><text:span text:style-name="T192"> for </text:span><text:span text:style-name="T162">this project </text:span><text:span text:style-name="T192">is to be </text:span><text:span text:style-name="T168">paid per hour by the Client </text:span><text:span text:style-name="T192">unless it was </text:span><text:span text:style-name="T180">caused </text:span><text:span text:style-name="T160">by the Maintainer's fault.</text:span></text:p>
      <text:p text:style-name="P16"><text:span text:style-name="T146">(</text:span><text:span text:style-name="T146"><text:sequence text:ref-name="refStep28" text:name="Step" text:formula="ooow:Step+1" style:num-format="1">30</text:sequence></text:span><text:span text:style-name="T146">) </text:span>The <text:span text:style-name="T157">Maintainer writes invoices for hourly work either in advance or afterwards.</text:span></text:p>
      <text:p text:style-name="P40"><text:span text:style-name="T199">Base </text:span>fee</text:p>
      <text:p text:style-name="P32"><text:span text:style-name="T125">(</text:span><text:span text:style-name="T125"><text:sequence text:ref-name="refStep29" text:name="Step" text:formula="ooow:Step+1" style:num-format="1">31</text:sequence></text:span><text:span text:style-name="T125">) </text:span><text:span text:style-name="T126">The </text:span><text:span text:style-name="T124">Client </text:span><text:span text:style-name="T127">agrees to </text:span><text:span text:style-name="T124">pay a </text:span><text:span text:style-name="T131">base </text:span><text:span text:style-name="T132">fee </text:span><text:span text:style-name="T128">fixed to </text:span><text:span text:style-name="T129">[BaseFee] </text:span><text:span text:style-name="T133">on </text:span><text:span text:style-name="T130">[Date]</text:span><text:span text:style-name="T133">.</text:span></text:p>
      <text:p text:style-name="P31"><text:span text:style-name="T76">(</text:span><text:span text:style-name="T76"><text:sequence text:ref-name="refStep30" text:name="Step" text:formula="ooow:Step+1" style:num-format="1">32</text:sequence></text:span><text:span text:style-name="T76">) The Maintainer issues invoices as agreed, <text:s/>mentioning the covered period on each invoice.</text:span></text:p>
      <text:p text:style-name="P31"><text:span text:style-name="T76">(</text:span><text:span text:style-name="T76"><text:sequence text:ref-name="refStep31" text:name="Step" text:formula="ooow:Step+1" style:num-format="1">33</text:sequence></text:span><text:span text:style-name="T76">) </text:span><text:span text:style-name="T137">The </text:span><text:span text:style-name="T138">base </text:span><text:span text:style-name="T137">fee </text:span><text:span text:style-name="T139">includes a credit of </text:span><text:span text:style-name="T88">[</text:span><text:span text:style-name="T89">Fee</text:span><text:span text:style-name="T88">Credit]</text:span><text:span text:style-name="T139"> support hours. </text:span><text:span text:style-name="T138">This credit becomes void if the support is not used during the covered period.</text:span></text:p>
      <text:p text:style-name="P31"><text:span text:style-name="T76">(</text:span><text:span text:style-name="T76"><text:sequence text:ref-name="refStep32" text:name="Step" text:formula="ooow:Step+1" style:num-format="1">34</text:sequence></text:span><text:span text:style-name="T76">) </text:span>The <text:span text:style-name="T200">base </text:span>fee is adapted <text:span text:style-name="T140">for every invoice </text:span>according to the <text:span text:style-name="T197"><text:s/></text:span><text:span text:style-name="T42">consumer price index</text:span> published by the national statistics board in the client's country.</text:p>
      <text:p text:style-name="P31"><text:span text:style-name="T76">(</text:span><text:span text:style-name="T76"><text:sequence text:ref-name="refStep33" text:name="Step" text:formula="ooow:Step+1" style:num-format="1">35</text:sequence></text:span><text:span text:style-name="T76">) The </text:span><text:span text:style-name="T141">base </text:span><text:span text:style-name="T76">fee </text:span><text:span text:style-name="T135">may be adapted </text:span><text:span text:style-name="T140">for every invoice </text:span><text:span text:style-name="T136">depending on </text:span><text:span text:style-name="T86">changed circumstances or market situation</text:span><text:span text:style-name="T136">. In case the fee increases by more than </text:span><text:span text:style-name="T86">5%</text:span><text:span text:style-name="T136">, the Maintainer must announce the price change at least </text:span><text:span text:style-name="T87">three </text:span><text:span text:style-name="T86">month</text:span><text:span text:style-name="T87">s</text:span><text:span text:style-name="T86"> </text:span><text:span text:style-name="T136">in advance.</text:span></text:p>
      <text:p text:style-name="P37">Miscellaneous</text:p>
      <text:p text:style-name="P30"><text:span text:style-name="T76">(</text:span><text:span text:style-name="T76"><text:sequence text:ref-name="refStep34" text:name="Step" text:formula="ooow:Step+1" style:num-format="1">36</text:sequence></text:span><text:span text:style-name="T76">) The Client p</text:span><text:span text:style-name="T73">a</text:span><text:span text:style-name="T75">ys the </text:span><text:span text:style-name="T134">invoices issued by the Maintainer </text:span><text:span text:style-name="T75">by the agreed time.</text:span></text:p>
      <text:p text:style-name="P44"><text:span text:style-name="T9">(</text:span><text:span text:style-name="T9"><text:sequence text:ref-name="refStep35" text:name="Step" text:formula="ooow:Step+1" style:num-format="1">37</text:sequence></text:span><text:span text:style-name="T9">) B</text:span><text:span text:style-name="T8">oth parties do their best </text:span><text:span text:style-name="T11">for </text:span><text:span text:style-name="T100">maintain</text:span><text:span text:style-name="T101">ing</text:span><text:span text:style-name="T100"> </text:span><text:span text:style-name="T83">good com­munication </text:span><text:span text:style-name="T100">with </text:span><text:span text:style-name="T101">each other </text:span><text:span text:style-name="T100">at all times. </text:span><text:span text:style-name="T9">B</text:span><text:span text:style-name="T8">oth parties do their best </text:span><text:span text:style-name="T11">for </text:span><text:span text:style-name="T45">avoid</text:span><text:span text:style-name="T46">ing</text:span><text:span text:style-name="T45"> and resolv</text:span><text:span text:style-name="T46">ing</text:span><text:span text:style-name="T45"> </text:span><text:span text:style-name="T60">any </text:span><text:span text:style-name="T45">problem </text:span><text:span text:style-name="T22">that might occur</text:span><text:span text:style-name="T10">.</text:span></text:p>
      <text:p text:style-name="P42"><text:span text:style-name="T9">(</text:span><text:span text:style-name="T9"><text:sequence text:ref-name="refStep40" text:name="Step" text:formula="ooow:Step+1" style:num-format="1">38</text:sequence></text:span><text:span text:style-name="T9">) </text:span><text:span text:style-name="T10">To the extent permitted by the law, the </text:span><text:span text:style-name="T2">Maintainer</text:span><text:span text:style-name="T10">, shall not </text:span><text:span text:style-name="T2">be </text:span><text:span text:style-name="T10">liable to the </text:span><text:span text:style-name="T2">Client </text:span><text:span text:style-name="T10">for any consequences, claim, damages suffered by the </text:span><text:span text:style-name="T28">Client </text:span><text:span text:style-name="T10">deriving from the breach by the </text:span><text:span text:style-name="T28">Maintainer </text:span><text:span text:style-name="T10">of its obligations and warranties under this Agreement.</text:span></text:p>
      <text:p text:style-name="P45"><text:span text:style-name="T9">(</text:span><text:span text:style-name="T9"><text:sequence text:ref-name="refStep36" text:name="Step" text:formula="ooow:Step+1" style:num-format="1">39</text:sequence></text:span><text:span text:style-name="T9">) </text:span><text:span text:style-name="T10">This </text:span><text:span text:style-name="T2">Agreement </text:span><text:span text:style-name="T10">and any dispute or claim arising out of or in connection with it or its subject matter or formation (including non-contractual disputes or claims) shall be governed by and construed in accordance with </text:span><text:span text:style-name="T2">[Belgian] </text:span><text:span text:style-name="T10">law. </text:span></text:p>
      <text:p text:style-name="P45"><text:span text:style-name="T9">(</text:span><text:span text:style-name="T9"><text:sequence text:ref-name="refStep42" text:name="Step" text:formula="ooow:Step+1" style:num-format="1">40</text:sequence></text:span><text:span text:style-name="T9">) </text:span><text:span text:style-name="T32">The parties irrevocably agree that the courts of Belgium shall have </text:span><text:span text:style-name="T38">non-</text:span><text:span text:style-name="T40">exclusive </text:span><text:span text:style-name="T32">jurisdiction to settle any dispute or claim that arises out of or in connection with this Agreement or its subject matter or formation (including non-contractual disputes or claims).</text:span></text:p>
      <text:p text:style-name="P8"><text:span text:style-name="T2">(</text:span><text:span text:style-name="T2"><text:sequence text:ref-name="refStep37" text:name="Step" text:formula="ooow:Step+1" style:num-format="1">41</text:sequence></text:span><text:span text:style-name="T2">) </text:span><text:span text:style-name="T23">Either party has the right to </text:span><text:span text:style-name="T64">terminate </text:span><text:span text:style-name="T23">this Agree</text:span><text:span text:style-name="T33">­</text:span><text:span text:style-name="T23">ment if the other </text:span><text:span text:style-name="T26">p</text:span><text:span text:style-name="T23">arty fails to do their responsibility.</text:span><text:span text:style-name="T24"> </text:span><text:span text:style-name="T25">Such </text:span><text:span text:style-name="T24"><text:s/>termination </text:span><text:span text:style-name="T25">and its reason </text:span><text:span text:style-name="T24">must be communicated in </text:span><text:span text:style-name="T25">a </text:span><text:span text:style-name="T24">written </text:span><text:span text:style-name="T25">statement</text:span><text:span text:style-name="T24">.</text:span></text:p>
      <text:p text:style-name="P36">Signatures</text:p>
      <text:p text:style-name="P22"><text:span text:style-name="T19">(</text:span><text:span text:style-name="T19"><text:sequence text:ref-name="refStep38" text:name="Step" text:formula="ooow:Step+1" style:num-format="1">42</text:sequence></text:span><text:span text:style-name="T19">) </text:span><text:span text:style-name="T108">This </text:span><text:span text:style-name="T109">is a confidential </text:span><text:span text:style-name="T108">agreement </text:span><text:span text:style-name="T109">signed between the Maintainer and the Client. Both parties keep it confidential from other parties. </text:span></text:p>
      <text:p text:style-name="P17"><text:span text:style-name="T6">(</text:span><text:span text:style-name="T6"><text:sequence text:ref-name="refStep39" text:name="Step" text:formula="ooow:Step+1" style:num-format="1">43</text:sequence></text:span><text:span text:style-name="T6">) T</text:span><text:span text:style-name="T4">he parties acknowledge that they have read and un­derstand this Agreement and accept the duties and obliga­tions set forth herein.</text:span></text:p>
      <text:p text:style-name="P13"><text:span text:style-name="T158">(Dates, names and signatures)<text:line-break/><text:line-break/><text:line-break/><text:line-break/></text:span><text:line-break/><text:span text:style-name="T159">Client: <text:tab/><text:line-break/><text:line-break/><text:line-break/><text:line-break/><text:line-break/><text:line-break/>Maintain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keep-together="always" style:page-number="auto"/>
      <style:text-properties style:font-name="Liberation Sans" fo:font-family="'Liberation Sans'" style:font-style-name="Regular" style:font-family-generic="swiss" style:font-pitch="variable" fo:font-size="10pt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mm" fo:margin-bottom="0.49mm" loext:contextual-spacing="false" fo:text-align="justify" style:justify-single-word="false" style:page-number="auto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1.99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1.01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ocabulaire" style:family="paragraph" style:parent-style-name="Standard">
      <style:paragraph-properties>
        <style:tab-stops>
          <style:tab-stop style:position="84.67mm"/>
        </style:tab-stops>
      </style:paragraph-properties>
      <style:text-properties style:font-name="Times New Roman" fo:font-family="'Times New Roman'" style:font-family-generic="roman" style:font-pitch="variable" fo:font-size="12pt" style:font-size-asian="16pt" style:font-size-complex="16pt"/>
    </style:style>
    <style:style style:name="Remplissez" style:family="paragraph" style:parent-style-name="Vocabulaire">
      <style:paragraph-properties fo:margin-top="1.99mm" fo:margin-bottom="1.99mm" loext:contextual-spacing="false" style:line-height-at-least="6mm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MP3" style:family="paragraph" style:parent-style-name="Standard">
      <style:text-properties fo:font-size="2pt" officeooo:paragraph-rsid="027e9d6f" style:font-size-asian="1.75pt" style:font-size-complex="2pt"/>
    </style:style>
    <style:style style:name="MP4" style:family="paragraph" style:parent-style-name="Footer">
      <style:text-properties fo:language="en" fo:country="US" officeooo:paragraph-rsid="027e9d6f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T3" style:family="text">
      <style:text-properties officeooo:rsid="027e9d6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aper-tray-name="Manual Feed" style:print-orientation="portrait" fo:margin-top="10mm" fo:margin-bottom="10mm" fo:margin-left="14.99mm" fo:margin-right="10mm" style:writing-mode="lr-tb" draw:fill-image-width="0mm" draw:fill-image-height="0mm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000000" fo:border-left="none" fo:border-right="none" fo:padding="0.49mm" style:shadow="none" fo:background-color="transparent" style:dynamic-spacing="false" draw:fill="none" draw:fill-color="#cfe7f5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cfe7f5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2" text:anchor-type="as-char" svg:width="117.37mm" style:rel-width="100%" svg:height="14.89mm" style:rel-height="scale" draw:z-index="1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4" text:anchor-type="as-char" svg:width="16.3mm" svg:height="14.99mm" draw:z-index="3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1"><text:span text:style-name="MT1">Rumma &amp; Ko OÜ<text:line-break/></text:span><text:span text:style-name="MT2">www.saffre-rumma.net</text:span></text:p>
            </table:table-cell>
          </table:table-row>
        </table:table>
        <text:p text:style-name="MP3"/>
      </style:header>
      <style:footer>
        <text:p text:style-name="MP4"><text:tab/>Lino <text:span text:style-name="MT3">Maintenance </text:span>Agreement <text:date style:data-style-name="N84" text:date-value="2017-03-21T17:24:45.110545903">2017-03-21</text:date> <text:s/><text:time style:data-style-name="N40" text:time-value="2017-03-21T17:24:45.110694891">17:22</text:time><text:tab/>Page 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3-06-04T12:59:21</meta:creation-date>
    <dc:date>2017-03-21T17:24:44.921877199</dc:date>
    <meta:editing-duration>P1DT11H1M56S</meta:editing-duration>
    <meta:editing-cycles>647</meta:editing-cycles>
    <meta:generator>LibreOffice/5.1.6.2$Linux_X86_64 LibreOffice_project/10m0$Build-2</meta:generator>
    <dc:creator>Luc Saffre</dc:creator>
    <meta:document-statistic meta:table-count="1" meta:image-count="2" meta:object-count="0" meta:page-count="2" meta:paragraph-count="58" meta:word-count="1179" meta:character-count="7576" meta:non-whitespace-character-count="6429"/>
  </office:meta>
</office:document-meta>
</file>